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9d1592" officeooo:paragraph-rsid="00d03522"/>
    </style:style>
    <style:style style:name="P2" style:family="paragraph" style:parent-style-name="Text_20_body">
      <style:text-properties fo:font-size="7pt" officeooo:rsid="00758099" officeooo:paragraph-rsid="00758099" style:font-size-asian="7pt" style:font-size-complex="7pt"/>
    </style:style>
    <style:style style:name="P3" style:family="paragraph" style:parent-style-name="Text_20_body">
      <style:text-properties officeooo:rsid="00d03522" officeooo:paragraph-rsid="00d03522"/>
    </style:style>
    <style:style style:name="P4" style:family="paragraph" style:parent-style-name="Text_20_body" style:list-style-name="L1">
      <style:text-properties officeooo:rsid="00d03522" officeooo:paragraph-rsid="00d03522"/>
    </style:style>
    <style:style style:name="P5" style:family="paragraph" style:parent-style-name="Text_20_body">
      <style:text-properties officeooo:rsid="00d5bc7b" officeooo:paragraph-rsid="00d5bc7b"/>
    </style:style>
    <style:style style:name="P6" style:family="paragraph" style:parent-style-name="Heading_20_2">
      <style:text-properties officeooo:rsid="00d03522" officeooo:paragraph-rsid="00c8949f"/>
    </style:style>
    <style:style style:name="T1" style:family="text">
      <style:text-properties officeooo:rsid="009406ed"/>
    </style:style>
    <style:style style:name="T2" style:family="text">
      <style:text-properties officeooo:rsid="00c8949f"/>
    </style:style>
    <style:style style:name="T3" style:family="text">
      <style:text-properties officeooo:rsid="00d1e7b0"/>
    </style:style>
    <style:style style:name="T4" style:family="text">
      <style:text-properties officeooo:rsid="00d7296f"/>
    </style:style>
    <style:style style:name="T5" style:family="text">
      <style:text-properties officeooo:rsid="00d8365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Windows build notes </text:h>
      <text:p text:style-name="P2">190<text:span text:style-name="T1">610</text:span>, updated 2<text:span text:style-name="T2">7</text:span>.6.2019/pekka</text:p>
      <text:p text:style-name="P5">So far only used build system for Windows has been Visual Studio 2019. There are many other tools the build for Windows: It should be possible to use CMAKE files also on Windows and build with MinGW/Qtcreator, other Visual Studio version, etc, but these are likely to require minor tinkering with build setup and possibly with code. <text:s/></text:p>
      <text:h text:style-name="Heading_20_3" text:outline-level="3">Build folder organization <text:span text:style-name="T4">and .sln files</text:span></text:h>
      <text:p text:style-name="P5">Each library and example project directory contains subdirectory named build/vs2019. The &lt;projectname&gt;.sln solution file and the &lt;projectname&gt;.vcxproj is project file. All the other files and folders within vs2019 folder are temporary intermediate build and user setting files. For libraries, the solution file contains only reference library’s project file. For example projects, the solution file, in addition to example’s project file, lists all library projects needed to build the example. To build, open the solution file .<text:span text:style-name="T4">sln </text:span>in Visual Studio 2019, select if you want 32/64 bit compilation and debug/release build. </text:p>
      <text:h text:style-name="Heading_20_3" text:outline-level="3">Microsoft Visual Studio 2019 pitfalls (27.6.2019)</text:h>
      <text:p text:style-name="P3">I have used Visual Studio 2019 for Windows development, mostly because it is new. As previous Microsoft libraries, it has nice debugging. Anyhow to me it does have a few surprising disappointments, since Visual Studio 2015 did not have these illnesses:</text:p>
      <text:p text:style-name="P3"/>
      <text:list xml:id="list213698179" text:style-name="L1">
        <text:list-item>
          <text:p text:style-name="P4">By default it comes with “automatic code formatting” enabled. This will totally mess up your code readability, and is unsustainable for projects with lot of code, long code life time, multiple environments or multiple developers. This must be disabled before using, instructions from <text:span text:style-name="T3">Google.</text:span></text:p>
        </text:list-item>
      </text:list>
      <text:p text:style-name="P3"/>
      <text:list xml:id="list171203328842522" text:continue-numbering="true" text:style-name="L1">
        <text:list-item>
          <text:p text:style-name="P4">Rebuild when using multiple copies of Visual Studio simultaneously to debug multiple executables at same time doesn’t work. If these are based on same libraries, something is always locked in other copy of visual Studio by other and prevents the build. It looks like someone has reported problem that door hinges sometimes give a sound, so Microsoft solved the problem by nailing whole door shut. Workaround to debug two executables is to use 64 bit build for other and 32 bit build for the other. </text:p>
        </text:list-item>
      </text:list>
      <text:p text:style-name="P3"/>
      <text:list xml:id="list171202895946959" text:continue-numbering="true" text:style-name="L1">
        <text:list-item>
          <text:p text:style-name="P4">Debugging doesn’t always work if network connection is not up to Microsoft “specs” (what ever those are). In practice this means that all works when at home, but when traveling <text:span text:style-name="T5">I often need to </text:span>turn off Wifi networking. Otherwise debugging doesn’t start, but Visual studio just locks up.</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15T17:12:02.604977846</dc:date>
    <meta:editing-duration>PT6H6M36S</meta:editing-duration>
    <meta:editing-cycles>171</meta:editing-cycles>
    <meta:generator>LibreOffice/6.2.4.2$Linux_X86_64 LibreOffice_project/20$Build-2</meta:generator>
    <meta:document-statistic meta:table-count="0" meta:image-count="0" meta:object-count="0" meta:page-count="1" meta:paragraph-count="10" meta:word-count="386" meta:character-count="2429" meta:non-whitespace-character-count="2051"/>
  </office:meta>
</office:document-meta>
</file>